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ext_20_body">Aquí tienes una lista de <text:span text:style-name="Strong_20_Emphasis">preguntas existenciales fundamentales</text:span> que un lector podría desear responder en un capítulo titulado <text:span text:style-name="Emphasis">"La vida"</text:span>. Estas preguntas pueden usarse como hilo conductor entre la historia de Elara y la parte del ensayo:</text:p>
      <text:p text:style-name="Horizontal_20_Line"/>
      <text:h text:style-name="Heading_20_3" text:outline-level="3">PREGUNTAS EXISTENCIALES SOBRE LA VIDA</text:h>
      <text:list xml:id="list833748116" text:style-name="L1">
        <text:list-item>
          <text:p text:style-name="P1"><text:span text:style-name="Strong_20_Emphasis">¿Qué es la vida, en esencia?</text:span><text:line-break/>¿Existe una definición única que englobe a todos los seres vivos?</text:p>
        </text:list-item>
        <text:list-item>
          <text:p text:style-name="P1"><text:span text:style-name="Strong_20_Emphasis">¿Por qué existe la vida?</text:span><text:line-break/>¿Tiene una causa o propósito? ¿Es una casualidad cósmica o una necesidad inevitable?</text:p>
        </text:list-item>
        <text:list-item>
          <text:p text:style-name="P1"><text:span text:style-name="Strong_20_Emphasis">¿Qué diferencia a un ser vivo de lo inerte?</text:span><text:line-break/>¿Dónde trazamos la línea entre lo vivo y lo no vivo?</text:p>
        </text:list-item>
        <text:list-item>
          <text:p text:style-name="P1"><text:span text:style-name="Strong_20_Emphasis">¿Tiene la vida una finalidad?</text:span><text:line-break/>¿Está la vida orientada hacia algún objetivo, o simplemente “es”?</text:p>
        </text:list-item>
        <text:list-item>
          <text:p text:style-name="P1"><text:span text:style-name="Strong_20_Emphasis">¿Es la vida una propiedad de la materia o algo más?</text:span><text:line-break/>¿Es una reacción física, una estructura lógica o algo trascendente?</text:p>
        </text:list-item>
        <text:list-item>
          <text:p text:style-name="P1"><text:span text:style-name="Strong_20_Emphasis">¿Puede la vida existir sin conciencia?</text:span><text:line-break/>¿Es la conciencia una parte esencial de lo que significa estar vivo?</text:p>
        </text:list-item>
        <text:list-item>
          <text:p text:style-name="P1"><text:span text:style-name="Strong_20_Emphasis">¿La vida es una sola entidad que se fragmenta, o muchos entes separados?</text:span><text:line-break/>¿Somos todos parte de una única vida que se expresa en múltiples formas?</text:p>
        </text:list-item>
        <text:list-item>
          <text:p text:style-name="P1"><text:span text:style-name="Strong_20_Emphasis">¿Es la vida universal?</text:span><text:line-break/>¿Surge inevitablemente en el universo cuando las condiciones son adecuadas?</text:p>
        </text:list-item>
        <text:list-item>
          <text:p text:style-name="P1"><text:span text:style-name="Strong_20_Emphasis">¿La vida es inteligente por naturaleza?</text:span><text:line-break/>¿La inteligencia es un producto secundario o la esencia misma de la vida?</text:p>
        </text:list-item>
        <text:list-item>
          <text:p text:style-name="P1"><text:span text:style-name="Strong_20_Emphasis">¿Qué impulsa a la vida a reproducirse y evolucionar?</text:span><text:line-break/>¿Es un simple mecanismo de supervivencia, o hay una lógica más profunda?</text:p>
        </text:list-item>
        <text:list-item>
          <text:p text:style-name="P1"><text:span text:style-name="Strong_20_Emphasis">¿Por qué morimos si estamos vivos?</text:span><text:line-break/>¿La muerte es una falla, una necesidad o una parte del diseño?</text:p>
        </text:list-item>
        <text:list-item>
          <text:p text:style-name="P1"><text:span text:style-name="Strong_20_Emphasis">¿La vida tiene valor en sí misma?</text:span><text:line-break/>¿O sólo adquiere valor a través de la experiencia, la conciencia o la utilidad?</text:p>
        </text:list-item>
        <text:list-item>
          <text:p text:style-name="P1"><text:span text:style-name="Strong_20_Emphasis">¿Existe una vida superior, una inteligencia mayor que gobierna todas las formas?</text:span><text:line-break/>¿Somos parte de un sistema más amplio, una entidad que piensa a través de nosotros?</text:p>
        </text:list-item>
      </text:list>
      <text:p text:style-name="Horizontal_20_Line"/>
      <text:p text:style-name="Text_20_body">¿Deseas que seleccione un subconjunto central de estas preguntas para guiar la estructura del capítulo, o prefieres trabajar con todas como marco amplio?</text:p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6T18:31:27.147000000</meta:creation-date>
    <dc:date>2025-07-06T18:33:56.424000000</dc:date>
    <meta:editing-duration>PT2M29S</meta:editing-duration>
    <meta:editing-cycles>1</meta:editing-cycles>
    <meta:document-statistic meta:table-count="0" meta:image-count="0" meta:object-count="0" meta:page-count="2" meta:paragraph-count="16" meta:word-count="333" meta:character-count="1930" meta:non-whitespace-character-count="1626"/>
    <meta:generator>LibreOffice/7.3.5.2$Windows_X86_64 LibreOffice_project/184fe81b8c8c30d8b5082578aee2fed2ea847c01</meta:generator>
  </office:meta>
</office:document-meta>
</file>